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2.576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office:value-type="string" calcext:value-type="string">
            <text:p>estimated HF QoI</text:p>
          </table:table-cell>
          <table:table-cell office:value-type="string" calcext:value-type="string">
            <text:p>abs rel error in HF QoI estim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508017850625562" calcext:value-type="float">
            <text:p>0.0050801785</text:p>
          </table:table-cell>
          <table:table-cell table:formula="of:=[.B6]-[.B2]" office:value-type="float" office:value="-0.00291057478722112" calcext:value-type="float">
            <text:p>-0.0029105748</text:p>
          </table:table-cell>
          <table:table-cell office:value-type="float" office:value="-0.0078974771935431" calcext:value-type="float">
            <text:p>-0.0078974772</text:p>
          </table:table-cell>
          <table:table-cell table:formula="of:=ABS([.D2]/[.B2])" office:value-type="float" office:value="1.55456686882524" calcext:value-type="float">
            <text:p>1.5545668688</text:p>
          </table:table-cell>
          <table:table-cell table:formula="of:=ABS(([.D2]-[.C2])/[.C2])" office:value-type="float" office:value="1.7133737391724" calcext:value-type="float">
            <text:p>1.7133737392</text:p>
          </table:table-cell>
          <table:table-cell office:value-type="float" office:value="0" calcext:value-type="float">
            <text:p>0</text:p>
          </table:table-cell>
          <table:table-cell table:formula="of:=[.B2]+[.D2]" office:value-type="float" office:value="-0.00281729868728747" calcext:value-type="float">
            <text:p>-0.0028172987</text:p>
          </table:table-cell>
          <table:table-cell table:formula="of:=ABS((IHF-[.H2])/IHF)" office:value-type="float" office:value="2.29853146110074" calcext:value-type="float">
            <text:p>2.29853146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229952661733968" calcext:value-type="float">
            <text:p>0.0022995266</text:p>
          </table:table-cell>
          <table:table-cell table:formula="of:=[.B6]-[.B3]" office:value-type="float" office:value="-0.000129922898305177" calcext:value-type="float">
            <text:p>-0.0001299229</text:p>
          </table:table-cell>
          <table:table-cell office:value-type="float" office:value="-0.000109849667640963" calcext:value-type="float">
            <text:p>-0.0001098497</text:p>
          </table:table-cell>
          <table:table-cell table:formula="of:=ABS([.D3]/[.B3])" office:value-type="float" office:value="0.0477705571279917" calcext:value-type="float">
            <text:p>0.0477705571</text:p>
          </table:table-cell>
          <table:table-cell table:formula="of:=ABS(([.D3]-[.C3])/[.C3])" office:value-type="float" office:value="0.154501099698868" calcext:value-type="float">
            <text:p>0.1545010997</text:p>
          </table:table-cell>
          <table:table-cell office:value-type="float" office:value="0.0574" calcext:value-type="float">
            <text:p>0.0574</text:p>
          </table:table-cell>
          <table:table-cell table:formula="of:=[.B3]+[.D3]" office:value-type="float" office:value="0.00218967694969871" calcext:value-type="float">
            <text:p>0.0021896769</text:p>
          </table:table-cell>
          <table:table-cell table:formula="of:=ABS((IHF-[.H3])/IHF)" office:value-type="float" office:value="0.00925202629775493" calcext:value-type="float">
            <text:p>0.00925202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215077046327745" calcext:value-type="float">
            <text:p>0.0021507705</text:p>
          </table:table-cell>
          <table:table-cell table:formula="of:=[.B6]-[.B4]" office:value-type="float" office:value="0.0000188332557570468" calcext:value-type="float">
            <text:p>1.88332557570468E-005</text:p>
          </table:table-cell>
          <table:table-cell table:style-name="ce3" office:value-type="float" office:value="0.0000144738564617879" calcext:value-type="float">
            <text:p>1.45E-005</text:p>
          </table:table-cell>
          <table:table-cell table:formula="of:=ABS([.D4]/[.B4])" office:value-type="float" office:value="0.00672961467014564" calcext:value-type="float">
            <text:p>0.0067296147</text:p>
          </table:table-cell>
          <table:table-cell table:formula="of:=ABS(([.D4]-[.C4])/[.C4])" office:value-type="float" office:value="0.231473482413034" calcext:value-type="float">
            <text:p>0.2314734824</text:p>
          </table:table-cell>
          <table:table-cell office:value-type="float" office:value="0.1089" calcext:value-type="float">
            <text:p>0.1089</text:p>
          </table:table-cell>
          <table:table-cell table:formula="of:=[.B4]+[.D4]" office:value-type="float" office:value="0.00216524431973924" calcext:value-type="float">
            <text:p>0.0021652443</text:p>
          </table:table-cell>
          <table:table-cell table:formula="of:=ABS((IHF-[.H4])/IHF)" office:value-type="float" office:value="0.00200930670288441" calcext:value-type="float">
            <text:p>0.00200930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0216673537144758" calcext:value-type="float">
            <text:p>0.0021667354</text:p>
          </table:table-cell>
          <table:table-cell table:formula="of:=[.B6]-[.B5]" office:value-type="float" office:value="0.00000286834758692284" calcext:value-type="float">
            <text:p>2.86834758692284E-006</text:p>
          </table:table-cell>
          <table:table-cell table:style-name="ce3" office:value-type="float" office:value="0.00000166244136716462" calcext:value-type="float">
            <text:p>1.66E-006</text:p>
          </table:table-cell>
          <table:table-cell table:formula="of:=ABS([.D5]/[.B5])" office:value-type="float" office:value="0.000767256301379321" calcext:value-type="float">
            <text:p>0.0007672563</text:p>
          </table:table-cell>
          <table:table-cell table:formula="of:=ABS(([.D5]-[.C5])/[.C5])" office:value-type="float" office:value="0.420418440657646" calcext:value-type="float">
            <text:p>0.4204184407</text:p>
          </table:table-cell>
          <table:table-cell office:value-type="float" office:value="0.161" calcext:value-type="float">
            <text:p>0.161</text:p>
          </table:table-cell>
          <table:table-cell table:formula="of:=[.B5]+[.D5]" office:value-type="float" office:value="0.00216839781281474" calcext:value-type="float">
            <text:p>0.0021683978</text:p>
          </table:table-cell>
          <table:table-cell table:formula="of:=ABS((IHF-[.H5])/IHF)" office:value-type="float" office:value="0.000555818654429182" calcext:value-type="float">
            <text:p>0.00055581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21696037190345" calcext:value-type="float">
            <text:p>0.0021696037</text:p>
          </table:table-cell>
          <table:table-cell table:style-name="ce2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MF01</text:p>
          </table:table-cell>
          <table:table-cell table:style-name="Default" office:value-type="float" office:value="0.0021610006706127" calcext:value-type="float">
            <text:p>0.0021610007</text:p>
          </table:table-cell>
          <table:table-cell table:formula="of:=[.B6]-[.B8]" office:value-type="float" office:value="0.00000860304842179981" calcext:value-type="float">
            <text:p>0.000008603</text:p>
          </table:table-cell>
          <table:table-cell table:style-name="ce3" office:value-type="float" office:value="0.0000263617746665454" calcext:value-type="float">
            <text:p>2.64E-005</text:p>
          </table:table-cell>
          <table:table-cell table:formula="of:=[.D8]/[.B8]" office:value-type="float" office:value="0.0121988738944126" calcext:value-type="float">
            <text:p>0.0121988739</text:p>
          </table:table-cell>
          <table:table-cell table:formula="of:=ABS(([.D8]-[.C8])/[.C8])" office:value-type="float" office:value="2.06423646294325" calcext:value-type="float">
            <text:p>2.0642364629</text:p>
          </table:table-cell>
          <table:table-cell office:value-type="float" office:value="0.1114" calcext:value-type="float">
            <text:p>0.1114</text:p>
          </table:table-cell>
          <table:table-cell table:formula="of:=[.B8]+[.D8]" office:value-type="float" office:value="0.00218736244527925" calcext:value-type="float">
            <text:p>0.0021873624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IHF" table:base-cell-address="$Sheet1.$B$8" table:cell-range-address="$Sheet1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22:14:28.633058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6-05-09T23:05:32.160173588</dc:date>
    <meta:editing-duration>PT13H53M7S</meta:editing-duration>
    <meta:editing-cycles>17</meta:editing-cycles>
    <meta:generator>LibreOffice/4.2.8.2$Linux_X86_64 LibreOffice_project/420m0$Build-2</meta:generator>
    <meta:document-statistic meta:table-count="1" meta:cell-count="54" meta:object-count="0"/>
  </office:meta>
</office:document-meta>
</file>